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dc94" officeooo:paragraph-rsid="000c1345"/>
    </style:style>
    <style:style style:name="P2" style:family="paragraph" style:parent-style-name="Standard">
      <style:text-properties fo:color="#000000" loext:opacity="100%" fo:font-size="20pt" fo:language="en" fo:country="US" officeooo:rsid="000c1345" officeooo:paragraph-rsid="000c1345" style:font-size-asian="20pt" style:font-size-complex="20pt"/>
    </style:style>
    <style:style style:name="P3" style:family="paragraph" style:parent-style-name="Standard">
      <style:text-properties fo:color="#000000" loext:opacity="100%" fo:font-size="14pt" officeooo:rsid="000c00e2" officeooo:paragraph-rsid="000c1345" style:font-size-asian="14pt" style:font-size-complex="14pt"/>
    </style:style>
    <style:style style:name="P4" style:family="paragraph" style:parent-style-name="Standard">
      <style:text-properties fo:color="#000000" loext:opacity="100%" fo:font-size="14pt" officeooo:rsid="000c00e2" officeooo:paragraph-rsid="000c00e2" style:font-size-asian="14pt" style:font-size-complex="14pt"/>
    </style:style>
    <style:style style:name="P5" style:family="paragraph" style:parent-style-name="Standard">
      <style:text-properties fo:font-size="20pt" fo:language="en" fo:country="US" officeooo:rsid="000c00e2" officeooo:paragraph-rsid="000c00e2" style:font-size-asian="20pt" style:font-size-complex="20pt"/>
    </style:style>
    <style:style style:name="P6" style:family="paragraph" style:parent-style-name="Standard">
      <style:text-properties officeooo:paragraph-rsid="000c1345"/>
    </style:style>
    <style:style style:name="P7" style:family="paragraph" style:parent-style-name="Standard">
      <style:text-properties fo:font-size="14pt" officeooo:paragraph-rsid="000c1345" style:font-size-asian="14pt" style:font-size-complex="14pt"/>
    </style:style>
    <style:style style:name="P8" style:family="paragraph" style:parent-style-name="Standard">
      <style:text-properties fo:font-size="14pt" officeooo:rsid="000adc94" officeooo:paragraph-rsid="000c1345" style:font-size-asian="14pt" style:font-size-complex="14pt"/>
    </style:style>
    <style:style style:name="P9" style:family="paragraph" style:parent-style-name="Standard">
      <style:text-properties fo:font-size="14pt" officeooo:rsid="000adc94" officeooo:paragraph-rsid="000adc94" style:font-size-asian="14pt" style:font-size-complex="14pt"/>
    </style:style>
    <style:style style:name="P10" style:family="paragraph" style:parent-style-name="Standard">
      <style:text-properties fo:font-size="14pt" officeooo:rsid="000c00e2" officeooo:paragraph-rsid="000c1345" style:font-size-asian="14pt" style:font-size-complex="14pt"/>
    </style:style>
    <style:style style:name="P11" style:family="paragraph" style:parent-style-name="Standard">
      <style:text-properties fo:font-size="14pt" officeooo:rsid="000c00e2" officeooo:paragraph-rsid="000adc94" style:font-size-asian="14pt" style:font-size-complex="14pt"/>
    </style:style>
    <style:style style:name="P12" style:family="paragraph" style:parent-style-name="Standard">
      <style:text-properties fo:font-size="14pt" officeooo:paragraph-rsid="000adc94" style:font-size-asian="14pt" style:font-size-complex="14pt"/>
    </style:style>
    <style:style style:name="P13" style:family="paragraph" style:parent-style-name="Standard">
      <style:text-properties fo:font-size="14pt" style:font-size-asian="14pt" style:font-size-complex="14pt"/>
    </style:style>
    <style:style style:name="T1" style:family="text">
      <style:text-properties fo:color="#0000ff" loext:opacity="100%" style:font-name="Cascadia Mono" fo:font-size="9.5pt" style:font-size-asian="9.5pt" fo:background-color="#ffffff"/>
    </style:style>
    <style:style style:name="T2" style:family="text">
      <style:text-properties fo:color="#0000ff" loext:opacity="100%" style:font-name="Cascadia Mono" fo:font-size="9.5pt" fo:language="ru" fo:country="RU" officeooo:rsid="000adc94" style:font-size-asian="9.5pt" fo:background-color="#ffffff"/>
    </style:style>
    <style:style style:name="T3" style:family="text">
      <style:text-properties fo:color="#0000ff" loext:opacity="100%" style:font-name="Cascadia Mono" fo:background-color="#ffffff"/>
    </style:style>
    <style:style style:name="T4" style:family="text">
      <style:text-properties fo:color="#0000ff" loext:opacity="100%" style:font-name="Cascadia Mono" fo:language="ru" fo:country="RU" officeooo:rsid="000adc94" fo:background-color="#ffffff"/>
    </style:style>
    <style:style style:name="T5" style:family="text">
      <style:text-properties fo:color="#000000" loext:opacity="100%" style:font-name="Cascadia Mono" fo:font-size="9.5pt" style:font-size-asian="9.5pt" fo:background-color="#ffffff"/>
    </style:style>
    <style:style style:name="T6" style:family="text">
      <style:text-properties fo:color="#000000" loext:opacity="100%" style:font-name="Cascadia Mono" fo:font-size="9.5pt" fo:language="en" fo:country="US" officeooo:rsid="000adc94" style:font-size-asian="9.5pt" fo:background-color="#ffffff"/>
    </style:style>
    <style:style style:name="T7" style:family="text">
      <style:text-properties fo:color="#000000" loext:opacity="100%" style:font-name="Cascadia Mono" fo:font-size="9.5pt" fo:language="en" fo:country="US" officeooo:rsid="000c469d" style:font-size-asian="9.5pt" fo:background-color="#ffffff"/>
    </style:style>
    <style:style style:name="T8" style:family="text">
      <style:text-properties fo:color="#000000" loext:opacity="100%" style:font-name="Cascadia Mono" fo:font-size="9.5pt" fo:language="ru" fo:country="RU" officeooo:rsid="000adc94" style:font-size-asian="9.5pt" fo:background-color="#ffffff"/>
    </style:style>
    <style:style style:name="T9" style:family="text">
      <style:text-properties fo:color="#000000" loext:opacity="100%" style:font-name="Cascadia Mono" fo:font-size="9.5pt" fo:language="ru" fo:country="RU" officeooo:rsid="000c469d" style:font-size-asian="9.5pt" fo:background-color="#ffffff"/>
    </style:style>
    <style:style style:name="T10" style:family="text">
      <style:text-properties fo:color="#000000" loext:opacity="100%" style:font-name="Cascadia Mono" fo:background-color="#ffffff"/>
    </style:style>
    <style:style style:name="T11" style:family="text">
      <style:text-properties fo:color="#000000" loext:opacity="100%" style:font-name="Cascadia Mono" fo:language="ru" fo:country="RU" officeooo:rsid="000adc94" fo:background-color="#ffffff"/>
    </style:style>
    <style:style style:name="T12" style:family="text">
      <style:text-properties fo:color="#d86ac2" loext:opacity="100%" style:font-name="Cascadia Mono" fo:font-size="9.5pt" style:font-size-asian="9.5pt" fo:background-color="#ffffff"/>
    </style:style>
    <style:style style:name="T13" style:family="text">
      <style:text-properties fo:color="#d86ac2" loext:opacity="100%" style:font-name="Cascadia Mono" fo:background-color="#ffffff"/>
    </style:style>
    <style:style style:name="T14" style:family="text">
      <style:text-properties fo:color="#1a94ff" loext:opacity="100%" style:font-name="Cascadia Mono" fo:font-size="9.5pt" style:font-size-asian="9.5pt" fo:background-color="#ffffff"/>
    </style:style>
    <style:style style:name="T15" style:family="text">
      <style:text-properties fo:color="#1a94ff" loext:opacity="100%" style:font-name="Cascadia Mono" fo:font-size="9.5pt" fo:language="ru" fo:country="RU" officeooo:rsid="000c469d" style:font-size-asian="9.5pt" fo:background-color="#ffffff"/>
    </style:style>
    <style:style style:name="T16" style:family="text">
      <style:text-properties fo:color="#1a94ff" loext:opacity="100%" style:font-name="Cascadia Mono" fo:background-color="#ffffff"/>
    </style:style>
    <style:style style:name="T17" style:family="text">
      <style:text-properties fo:color="#2b91af" loext:opacity="100%" style:font-name="Cascadia Mono" fo:font-size="9.5pt" style:font-size-asian="9.5pt" fo:background-color="#ffffff"/>
    </style:style>
    <style:style style:name="T18" style:family="text">
      <style:text-properties fo:color="#2b91af" loext:opacity="100%" style:font-name="Cascadia Mono" fo:background-color="#ffffff"/>
    </style:style>
    <style:style style:name="T19" style:family="text">
      <style:text-properties fo:color="#ffd702" loext:opacity="100%" style:font-name="Cascadia Mono" fo:font-size="9.5pt" style:font-size-asian="9.5pt" fo:background-color="#ffffff"/>
    </style:style>
    <style:style style:name="T20" style:family="text">
      <style:text-properties fo:color="#ffd702" loext:opacity="100%" style:font-name="Cascadia Mono" fo:background-color="#ffffff"/>
    </style:style>
    <style:style style:name="T21" style:family="text">
      <style:text-properties fo:color="#a31515" loext:opacity="100%" style:font-name="Cascadia Mono" fo:font-size="9.5pt" style:font-size-asian="9.5pt" fo:background-color="#ffffff"/>
    </style:style>
    <style:style style:name="T22" style:family="text">
      <style:text-properties fo:color="#a31515" loext:opacity="100%" style:font-name="Cascadia Mono" fo:background-color="#ffffff"/>
    </style:style>
    <style:style style:name="T23" style:family="text">
      <style:text-properties style:font-name="Cascadia Mono" fo:font-size="9.5pt" style:font-size-asian="9.5pt" fo:background-color="#ffffff"/>
    </style:style>
    <style:style style:name="T24" style:family="text">
      <style:text-properties style:font-name="Cascadia Mono" fo:background-color="#ffffff"/>
    </style:style>
    <style:style style:name="T25" style:family="text">
      <style:text-properties style:font-name="Cascadia Mono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ileManager:</text:p>
      <text:p text:style-name="P12">Переименование:<text:line-break/>убрал везде Govnokod</text:p>
      <text:p text:style-name="P12"/>
      <text:p text:style-name="P12"><text:line-break/>Изменение:<text:line-break/>GLOBAL_COUNTER на COUNTER<text:line-break/>убрал public для static int COUNTER = 0;<text:line-break/>static string LastAction = "";</text:p>
      <text:p text:style-name="P12"><text:span text:style-name="T3">var</text:span><text:span text:style-name="T10"> di = </text:span><text:span text:style-name="T3">new</text:span><text:span text:style-name="T10"> </text:span><text:span text:style-name="T18">DirectoryInfo</text:span><text:span text:style-name="T20">(</text:span><text:span text:style-name="T10">directory</text:span><text:span text:style-name="T20">)</text:span><text:span text:style-name="T10">; </text:span><text:span text:style-name="T11">на </text:span><text:span text:style-name="T4">var</text:span><text:span text:style-name="T10"> dir = </text:span><text:span text:style-name="T3">new</text:span><text:span text:style-name="T10"> </text:span><text:span text:style-name="T18">DirectoryInfo</text:span><text:span text:style-name="T20">(</text:span><text:span text:style-name="T10">directory</text:span><text:span text:style-name="T20">)</text:span><text:span text:style-name="T10">;</text:span></text:p>
      <text:p text:style-name="P12"/>
      <text:p text:style-name="P9">Мертвый код:</text:p>
      <text:p text:style-name="P13" loext:marker-style-name="T12"><text:span text:style-name="T3">private</text:span><text:span text:style-name="T10"> </text:span><text:span text:style-name="T3">static</text:span><text:span text:style-name="T10"> </text:span><text:span text:style-name="T3">void</text:span><text:span text:style-name="T10"> DoNothingButWasteTime</text:span><text:span text:style-name="T13">()</text:span></text:p>
      <text:p text:style-name="P13" loext:marker-style-name="T12"><text:span text:style-name="T13">{</text:span></text:p>
      <text:p text:style-name="P13" loext:marker-style-name="T14"><text:span text:style-name="T10"><text:s text:c="4"/></text:span><text:span text:style-name="T3">for</text:span><text:span text:style-name="T10"> </text:span><text:span text:style-name="T16">(</text:span><text:span text:style-name="T3">int</text:span><text:span text:style-name="T10"> i = 0; i &lt; 3; i++</text:span><text:span text:style-name="T16">)</text:span></text:p>
      <text:p text:style-name="P13" loext:marker-style-name="T14"><text:span text:style-name="T10"><text:s text:c="4"/></text:span><text:span text:style-name="T16">{</text:span></text:p>
      <text:p text:style-name="P13" loext:marker-style-name="T5"><text:span text:style-name="T10"><text:s text:c="8"/></text:span><text:span text:style-name="T18">Console</text:span><text:span text:style-name="T10">.Write</text:span><text:span text:style-name="T20">(</text:span><text:span text:style-name="T22">""</text:span><text:span text:style-name="T20">)</text:span><text:span text:style-name="T10">;</text:span></text:p>
      <text:p text:style-name="P13" loext:marker-style-name="T14"><text:span text:style-name="T10"><text:s text:c="4"/></text:span><text:span text:style-name="T16">}</text:span></text:p>
      <text:p text:style-name="P9"><text:span text:style-name="T13">}</text:span></text:p>
      <text:p text:style-name="P13" loext:marker-style-name="T5"><text:span text:style-name="T3">static</text:span><text:span text:style-name="T10"> </text:span><text:span text:style-name="T3">int</text:span><text:span text:style-name="T10"> COUNTER = 0;</text:span></text:p>
      <text:p text:style-name="P9"><text:span text:style-name="T3">static</text:span><text:span text:style-name="T10"> </text:span><text:span text:style-name="T3">string</text:span><text:span text:style-name="T10"> LastAction = </text:span><text:span text:style-name="T22">""</text:span><text:span text:style-name="T10">;</text:span></text:p>
      <text:p text:style-name="P11"><text:span text:style-name="T13"/></text:p>
      <text:p text:style-name="P4"><text:span text:style-name="T24">Добавил:</text:span></text:p>
      <text:p text:style-name="P4"><text:span text:style-name="T24">везде</text:span></text:p>
      <text:p text:style-name="P13" loext:marker-style-name="T14"><text:span text:style-name="T3">catch</text:span><text:span text:style-name="T16">(</text:span><text:span text:style-name="T18">Exception</text:span><text:span text:style-name="T10"> e</text:span><text:span text:style-name="T16">)</text:span></text:p>
      <text:p text:style-name="P13" loext:marker-style-name="T14"><text:span text:style-name="T16">{</text:span></text:p>
      <text:p text:style-name="P13" loext:marker-style-name="T5"><text:span text:style-name="T10"><text:s text:c="4"/></text:span><text:span text:style-name="T18">Console</text:span><text:span text:style-name="T10">.WriteLine</text:span><text:span text:style-name="T20">(</text:span><text:span text:style-name="T10">e.Message</text:span><text:span text:style-name="T20">)</text:span><text:span text:style-name="T10">;</text:span></text:p>
      <text:p text:style-name="P4"><text:span text:style-name="T16">}</text:span></text:p>
      <text:p text:style-name="P4"><text:span text:style-name="T16"/></text:p>
      <text:p text:style-name="P2"><text:span text:style-name="T24">Program:</text:span></text:p>
      <text:p text:style-name="P7">Переименование:</text:p>
      <text:p text:style-name="P7"><text:line-break/>Изменение:</text:p>
      <text:p text:style-name="Standard" loext:marker-style-name="T5"><text:span text:style-name="T1">var</text:span><text:span text:style-name="T5"> tmp = arr</text:span><text:span text:style-name="T14">[</text:span><text:span text:style-name="T5">j</text:span><text:span text:style-name="T14">]</text:span><text:span text:style-name="T5">;</text:span></text:p>
      <text:p text:style-name="Standard" loext:marker-style-name="T5"><text:span text:style-name="T5">arr</text:span><text:span text:style-name="T14">[</text:span><text:span text:style-name="T5">j</text:span><text:span text:style-name="T14">]</text:span><text:span text:style-name="T5"> = arr</text:span><text:span text:style-name="T14">[</text:span><text:span text:style-name="T5">j + 1</text:span><text:span text:style-name="T14">]</text:span><text:span text:style-name="T5">;</text:span></text:p>
      <text:p text:style-name="P7"><text:span text:style-name="T5">arr</text:span><text:span text:style-name="T14">[</text:span><text:span text:style-name="T5">j + 1</text:span><text:span text:style-name="T14">]</text:span><text:span text:style-name="T5"> = tmp; </text:span><text:span text:style-name="T9">на </text:span><text:span text:style-name="T15">(</text:span><text:span text:style-name="T5">arr</text:span><text:span text:style-name="T19">[</text:span><text:span text:style-name="T5">j</text:span><text:span text:style-name="T19">]</text:span><text:span text:style-name="T5">, arr</text:span><text:span text:style-name="T19">[</text:span><text:span text:style-name="T5">j + 1</text:span><text:span text:style-name="T19">]</text:span><text:span text:style-name="T14">)</text:span><text:span text:style-name="T5"> = </text:span><text:span text:style-name="T14">(</text:span><text:span text:style-name="T5">arr</text:span><text:span text:style-name="T19">[</text:span><text:span text:style-name="T5">j+1</text:span><text:span text:style-name="T19">]</text:span><text:span text:style-name="T5">, arr</text:span><text:span text:style-name="T19">[</text:span><text:span text:style-name="T5">j</text:span><text:span text:style-name="T19">]</text:span><text:span text:style-name="T14">)</text:span><text:span text:style-name="T5">;</text:span></text:p>
      <text:p text:style-name="P7"/>
      <text:p text:style-name="P8">Мертвый код:</text:p>
      <text:p text:style-name="Standard" loext:marker-style-name="T14"><text:span text:style-name="T1">for</text:span><text:span text:style-name="T5"> </text:span><text:span text:style-name="T14">(</text:span><text:span text:style-name="T1">int</text:span><text:span text:style-name="T5"> i = 0; i &lt; 3; i++</text:span><text:span text:style-name="T14">)</text:span></text:p>
      <text:p text:style-name="Standard" loext:marker-style-name="T14"><text:span text:style-name="T14">{</text:span><text:span text:style-name="T14"/></text:p>
      <text:p text:style-name="Standard" loext:marker-style-name="T5"><text:span text:style-name="T5"><text:s text:c="4"/></text:span><text:span text:style-name="T17">GlobalState</text:span><text:span text:style-name="T5">.g_currentFiles.Clear</text:span><text:span text:style-name="T19">()</text:span><text:span text:style-name="T5">;</text:span></text:p>
      <text:p text:style-name="Standard" loext:marker-style-name="T5"><text:span text:style-name="T5"><text:s text:c="4"/></text:span><text:span text:style-name="T17">GlobalState</text:span><text:span text:style-name="T5">.g_currentFileContents.Clear</text:span><text:span text:style-name="T19">()</text:span><text:span text:style-name="T5">;</text:span></text:p>
      <text:p text:style-name="P8"><text:span text:style-name="T14">}</text:span></text:p>
      <text:p text:style-name="P8"><text:span text:style-name="T1">bool</text:span><text:span text:style-name="T5"> first_run = </text:span><text:span text:style-name="T1">true</text:span><text:span text:style-name="T5">;</text:span></text:p>
      <text:p text:style-name="Standard" loext:marker-style-name="T19"><text:span text:style-name="T1">if</text:span><text:span text:style-name="T5"> </text:span><text:span text:style-name="T19">(</text:span><text:span text:style-name="T5">first_run</text:span><text:span text:style-name="T19">)</text:span></text:p>
      <text:p text:style-name="Standard" loext:marker-style-name="T19"><text:span text:style-name="T19">{</text:span><text:span text:style-name="T19"/></text:p>
      <text:p text:style-name="Standard" loext:marker-style-name="T5"><text:soft-page-break/><text:span text:style-name="T5"><text:s text:c="4"/>first_run = </text:span><text:span text:style-name="T1">false</text:span><text:span text:style-name="T5">;</text:span></text:p>
      <text:p text:style-name="P8"><text:span text:style-name="T19">}</text:span><text:span text:style-name="T14"/></text:p>
      <text:p text:style-name="Standard" loext:marker-style-name="T12"><text:span text:style-name="T1">static</text:span><text:span text:style-name="T5"> </text:span><text:span text:style-name="T1">void</text:span><text:span text:style-name="T5"> MessUpEverything</text:span><text:span text:style-name="T12">()</text:span></text:p>
      <text:p text:style-name="Standard" loext:marker-style-name="T12"><text:span text:style-name="T12">{</text:span><text:span text:style-name="T12"/></text:p>
      <text:p text:style-name="Standard" loext:marker-style-name="T5"><text:span text:style-name="T5"><text:s text:c="12"/></text:span><text:span text:style-name="T5"/></text:p>
      <text:p text:style-name="Standard" loext:marker-style-name="T14"><text:span text:style-name="T5"><text:s text:c="4"/></text:span><text:span text:style-name="T1">for</text:span><text:span text:style-name="T5"> </text:span><text:span text:style-name="T14">(</text:span><text:span text:style-name="T1">int</text:span><text:span text:style-name="T5"> x = 0; x &lt; 3; x++</text:span><text:span text:style-name="T14">)</text:span></text:p>
      <text:p text:style-name="Standard" loext:marker-style-name="T14"><text:span text:style-name="T5"><text:s text:c="4"/></text:span><text:span text:style-name="T14">{</text:span></text:p>
      <text:p text:style-name="Standard" loext:marker-style-name="T19"><text:span text:style-name="T5"><text:s text:c="8"/></text:span><text:span text:style-name="T1">for</text:span><text:span text:style-name="T5"> </text:span><text:span text:style-name="T19">(</text:span><text:span text:style-name="T1">int</text:span><text:span text:style-name="T5"> y = 0; y &lt; 3; y++</text:span><text:span text:style-name="T19">)</text:span></text:p>
      <text:p text:style-name="Standard" loext:marker-style-name="T19"><text:span text:style-name="T5"><text:s text:c="8"/></text:span><text:span text:style-name="T19">{</text:span></text:p>
      <text:p text:style-name="Standard" loext:marker-style-name="T5"><text:span text:style-name="T5"><text:s text:c="12"/></text:span><text:span text:style-name="T17">Console</text:span><text:span text:style-name="T5">.Write</text:span><text:span text:style-name="T12">(</text:span><text:span text:style-name="T21">""</text:span><text:span text:style-name="T12">)</text:span><text:span text:style-name="T5">;</text:span></text:p>
      <text:p text:style-name="Standard" loext:marker-style-name="T19"><text:span text:style-name="T5"><text:s text:c="8"/></text:span><text:span text:style-name="T19">}</text:span></text:p>
      <text:p text:style-name="Standard" loext:marker-style-name="T14"><text:span text:style-name="T5"><text:s text:c="4"/></text:span><text:span text:style-name="T14">}</text:span></text:p>
      <text:p text:style-name="Standard" loext:marker-style-name="T5"><text:span text:style-name="T5"><text:s text:c="12"/></text:span><text:span text:style-name="T5"/></text:p>
      <text:p text:style-name="Standard" loext:marker-style-name="T5"><text:span text:style-name="T5"><text:s text:c="4"/></text:span><text:span text:style-name="T1">int</text:span><text:span text:style-name="T5"> a = 0;</text:span></text:p>
      <text:p text:style-name="Standard" loext:marker-style-name="T5"><text:span text:style-name="T5"><text:s text:c="4"/></text:span><text:span text:style-name="T1">goto</text:span><text:span text:style-name="T5"> SKIP_ME;</text:span></text:p>
      <text:p text:style-name="Standard" loext:marker-style-name="T5"><text:span text:style-name="T5"><text:s text:c="4"/>a = 1;</text:span><text:span text:style-name="T5"/></text:p>
      <text:p text:style-name="Standard" loext:marker-style-name="T5"><text:span text:style-name="T5"><text:s text:c="4"/>SKIP_ME:</text:span><text:span text:style-name="T5"/></text:p>
      <text:p text:style-name="Standard" loext:marker-style-name="T5"><text:span text:style-name="T5"><text:s text:c="4"/>a += 0;</text:span><text:span text:style-name="T5"/></text:p>
      <text:p text:style-name="P10"><text:span text:style-name="T12">}<text:tab/></text:span></text:p>
      <text:p text:style-name="Standard" loext:marker-style-name="T1"><text:span text:style-name="T1">try</text:span></text:p>
      <text:p text:style-name="Standard" loext:marker-style-name="T14"><text:span text:style-name="T14">{</text:span><text:span text:style-name="T14"/></text:p>
      <text:p text:style-name="Standard" loext:marker-style-name="T5"><text:span text:style-name="T5"><text:s text:c="16"/></text:span><text:span text:style-name="T5"/></text:p>
      <text:p text:style-name="Standard" loext:marker-style-name="T5"><text:span text:style-name="T5"><text:s text:c="4"/>arr.Sort</text:span><text:span text:style-name="T19">()</text:span><text:span text:style-name="T5">;</text:span></text:p>
      <text:p text:style-name="Standard" loext:marker-style-name="T14"><text:span text:style-name="T14">}</text:span><text:span text:style-name="T14"/></text:p>
      <text:p text:style-name="Standard" loext:marker-style-name="T14"><text:span text:style-name="T1">catch</text:span><text:span text:style-name="T5"> </text:span><text:span text:style-name="T14">{</text:span><text:span text:style-name="T5"> </text:span><text:span text:style-name="T14">}</text:span></text:p>
      <text:p text:style-name="Standard" loext:marker-style-name="T5"><text:span text:style-name="T5"><text:s text:c="12"/></text:span><text:span text:style-name="T5"/></text:p>
      <text:p text:style-name="Standard" loext:marker-style-name="T14"><text:span text:style-name="T1">for</text:span><text:span text:style-name="T5"> </text:span><text:span text:style-name="T14">(</text:span><text:span text:style-name="T1">int</text:span><text:span text:style-name="T5"> a = 0; a &lt; 10; a++</text:span><text:span text:style-name="T14">)</text:span></text:p>
      <text:p text:style-name="Standard" loext:marker-style-name="T14"><text:span text:style-name="T5"><text:s text:c="4"/></text:span><text:span text:style-name="T1">for</text:span><text:span text:style-name="T5"> </text:span><text:span text:style-name="T14">(</text:span><text:span text:style-name="T1">int</text:span><text:span text:style-name="T5"> b = 0; b &lt; 50; b++</text:span><text:span text:style-name="T14">)</text:span></text:p>
      <text:p text:style-name="P10"><text:span text:style-name="T5"><text:s text:c="8"/></text:span><text:span text:style-name="T1">_</text:span><text:span text:style-name="T5"> = a * b;</text:span></text:p>
      <text:p text:style-name="P10"><text:span text:style-name="T1">public</text:span><text:span text:style-name="T5"> </text:span><text:span text:style-name="T1">static</text:span><text:span text:style-name="T5"> </text:span><text:span text:style-name="T1">string</text:span><text:span text:style-name="T5"> UnusedFlag = </text:span><text:span text:style-name="T21">"__ugly__"</text:span><text:span text:style-name="T5">;</text:span></text:p>
      <text:p text:style-name="P10"><text:span text:style-name="T1">public</text:span><text:span text:style-name="T5"> </text:span><text:span text:style-name="T1">static</text:span><text:span text:style-name="T5"> </text:span><text:span text:style-name="T1">int</text:span><text:span text:style-name="T5"> MillionMagicNumber = 1337;</text:span></text:p>
      <text:p text:style-name="P10"><text:span text:style-name="T12"/></text:p>
      <text:p text:style-name="P10"><text:span text:style-name="T12"/></text:p>
      <text:p text:style-name="P3"><text:span text:style-name="T24">Добавил:</text:span></text:p>
      <text:p text:style-name="P3"><text:span text:style-name="T24"/></text:p>
      <text:p text:style-name="P3"><text:span text:style-name="T1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16T17:54:10.340000000</meta:creation-date>
    <dc:date>2025-12-16T18:12:43.079000000</dc:date>
    <meta:editing-duration>PT18M33S</meta:editing-duration>
    <meta:editing-cycles>4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67" meta:word-count="205" meta:character-count="1278" meta:non-whitespace-character-count="961"/>
  </office:meta>
</office:document-meta>
</file>